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402" officeooo:paragraph-rsid="000ce402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officeooo:rsid="000e84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NOCODERS</text:p>
      <text:p text:style-name="P1">TEAM LEADER: MOHAMMAD MUZZAMMIL SOBRATTEE <text:s text:c="2"/><text:span text:style-name="T2">ID=1811245</text:span></text:p>
      <text:p text:style-name="P1">OUMESH HURRHUNGEE <text:s text:c="2"/><text:span text:style-name="T2">1D=1812872</text:span></text:p>
      <text:p text:style-name="P1">PRAVEER RAMSORRUN <text:s text:c="5"/><text:span text:style-name="T2">ID=1812886</text:span></text:p>
      <text:p text:style-name="P1">BAULUM MUHAMMAD YUNUS UMAYR <text:s text:c="3"/><text:span text:style-name="T2">ID= 1811242</text:span></text:p>
      <text:p text:style-name="P1"/>
      <text:p text:style-name="P1">WEBSITE NAME: <text:span text:style-name="T1">MAUINFO</text:span></text:p>
      <text:p text:style-name="P1">PLATFORM USE: NOTEPAD++</text:p>
      <text:p text:style-name="P1">LANGUAGE: HTML</text:p>
      <text:p text:style-name="P1">RENDERING: CSS</text:p>
      <text:p text:style-name="P1">INTRODUCTION </text:p>
      <text:p text:style-name="P1">THIS WEBSITE IS USED FOR PEOPLE WHO ARE NOT CLEAR ABOUT THE CAREER PATH IN LIFE. IT <text:s/>ALLOWS PEOPLE TO SEARCH FOR JOB THROUGH THE LINK INSERTED IN THE JOB VACANCY SECTION. IT ALSO ALLOW THE USER TO HAVE A PRIVATE ACCOUNT . THE WEBSITE IS SELF UNDERSTOOD AND CAN BE USED BY MAURITIAN OF DIFFERENT EDUCATION BACKGROUND.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0:22:54.706000000</meta:creation-date>
    <dc:date>2019-01-30T20:43:43.046000000</dc:date>
    <meta:editing-duration>PT2M22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2" meta:word-count="88" meta:character-count="572" meta:non-whitespace-character-count="479"/>
  </office:meta>
</office:document-meta>
</file>